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rsid="0031fa99" officeooo:paragraph-rsid="000eff77"/>
    </style:style>
    <style:style style:name="P2" style:family="paragraph" style:parent-style-name="Standard">
      <style:text-properties officeooo:rsid="0031f67f" officeooo:paragraph-rsid="000eff77"/>
    </style:style>
    <style:style style:name="P3" style:family="paragraph" style:parent-style-name="Heading_20_2">
      <style:paragraph-properties fo:break-before="page"/>
      <style:text-properties officeooo:paragraph-rsid="000eff77"/>
    </style:style>
    <style:style style:name="T1" style:family="text">
      <style:text-properties officeooo:rsid="0031fa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Extend HOV in the LOD-Cloud using Wikidata</text:h>
      <text:p text:style-name="P2">Wikidata bietet eine hervorragende Möglichkeiten Begrifflichkeiten die in unzähligen Datenbanken beschrieben oder genutzt werden, hinsichtlich ihres Vorkommens miteinander in Beziehung zu bringen, eine Konkordanz zu schaffen. Dabei stellt Wikidata einen hervorragenden Ausgangspunkt dar um über den Zugriff auf andere etablierte und elaborierte Normdatenpools Anreicherungen für den Wikidata-Eintrag zu generieren. </text:p>
      <text:p text:style-name="P2">Beispielhaft soll hier gezeigt werden, wie Wikidata-Items mit HOV-Code durch Zugriff auf die GND über die API des Linked Open Data Service lobid.org/gnd des HBZ mit zusätzlichen Normdateneinträgen ergänzt werden können. <text:span text:style-name="T1">Das Zusammenspiel zwischen Wikidata und lobid.org/gnd erfolgt in zwei Varianten:</text:span></text:p>
      <text:list xml:id="list3339115288" text:style-name="L1">
        <text:list-item>
          <text:p text:style-name="P1">Bei Wikidata-Items mit HOV-ID und GND-ID wird der Datensatz in lobid unmittelbar identifiziert und im GND-Satz eingetragene Fremdidentifikatoren nach Wikidata übernommen.</text:p>
        </text:list-item>
        <text:list-item>
          <text:p text:style-name="P1">Bei fehlendem GND-Eintrag im Wikidata-Satz wird über die lobid-API eine Suche nach bevorzugtem Namen eines geographischen Objektes angestoß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4:39:36.922367624</meta:creation-date>
    <dc:date>2019-09-26T14:40:02.411046244</dc:date>
    <meta:editing-duration>PT26S</meta:editing-duration>
    <meta:editing-cycles>1</meta:editing-cycles>
    <meta:document-statistic meta:table-count="0" meta:image-count="0" meta:object-count="0" meta:page-count="1" meta:paragraph-count="5" meta:word-count="138" meta:character-count="1073" meta:non-whitespace-character-count="941"/>
    <meta:generator>LibreOffice/6.0.7.3$Linux_X86_64 LibreOffice_project/00m0$Build-3</meta:generator>
  </office:meta>
</office:document-meta>
</file>